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14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Maintenance and Auto-Updates   (45-75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14 is about making an informed policy decision around auto-updates. Auto-update is not free:</text:span></text:p>
              <text:p><text:span text:style-name="s6">it introduces unplanned restarts and can silently change behaviour. The course position: digest</text:span></text:p>
              <text:p><text:span text:style-name="s6">pinning for production, auto-update only with monitoring and a documented rollback pla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Auto-Update: Policy, Not Magic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auto-update: checks registry for new images, restarts units</text:span></text:p>
            <text:p><text:span text:style-name="s4">Works with Quadlet units that have AutoUpdate=registry</text:span></text:p>
            <text:p><text:span text:style-name="s4">Tags vs Digests: auto-update needs tags (digests are immutable)</text:span></text:p>
            <text:p><text:span text:style-name="s4">If you use auto-update: add healthchecks, alert on restart loops</text:span></text:p>
            <text:p><text:span text:style-name="s4">Rollback plan is mandatory before enabling auto-update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tension: tags are convenient for auto-update but unpredictable. Digests are predictable but</text:span></text:p>
              <text:p><text:span text:style-name="s6">require manual upgrades. Recommendation: For non-critical services: auto-update with a stable tag is</text:span></text:p>
              <text:p><text:span text:style-name="s6">acceptable if you monitor and have a rollback plan. For production stateful services (databases,</text:span></text:p>
              <text:p><text:span text:style-name="s6">payment systems): digest pinning. Upgrade via deliberate change: pull new digest, update unit,</text:span></text:p>
              <text:p><text:span text:style-name="s6">restart. The minimum rollback plan: know the previous working image reference, have a procedure to</text:span></text:p>
              <text:p><text:span text:style-name="s6">update the unit to that reference, and have monitoring to detect failure within minutes of a</text:span></text:p>
              <text:p><text:span text:style-name="s6">restar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14: Enable and Observe Auto-Update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cp examples/quadlet/autoupdate-nginx.container ~/.config/containers/systemd/</text:span></text:p>
            <text:p><text:span text:style-name="s5">systemctl --user daemon-reload &amp;&amp; start autoupdate-nginx.service</text:span></text:p>
            <text:p><text:span text:style-name="s5">podman auto-update   (manual trigger)</text:span></text:p>
            <text:p><text:span text:style-name="s5">systemctl --user status autoupdate-nginx.service</text:span></text:p>
            <text:p><text:span text:style-name="s5">journalctl --user -u autoupdate-nginx.service -n 50 --no-pager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autoupdate-nginx.container example has AutoUpdate=registry set. Run podman auto-update manually</text:span></text:p>
              <text:p><text:span text:style-name="s6">and observe: if the image is already current, nothing restarts. If there is a newer image for the</text:span></text:p>
              <text:p><text:span text:style-name="s6">tag, it is pulled and the service restarts. Show the systemd timer approach: systemctl --user list-</text:span></text:p>
              <text:p><text:span text:style-name="s6">unit-files | grep auto-update may show a podman-auto-update timer that runs on a schedule. Key</text:span></text:p>
              <text:p><text:span text:style-name="s6">question for students: what happens if auto-update pulls a broken image? Answer: the service fails</text:span></text:p>
              <text:p><text:span text:style-name="s6">to start, systemd detects the failure, and raises an alert — IF you have monitoring. Without</text:span></text:p>
              <text:p><text:span text:style-name="s6">monitoring, it silently breaks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